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2c8" officeooo:paragraph-rsid="00045310"/>
    </style:style>
    <style:style style:name="P2" style:family="paragraph" style:parent-style-name="Standard">
      <style:text-properties officeooo:rsid="000a1d84" officeooo:paragraph-rsid="00045310"/>
    </style:style>
    <style:style style:name="P3" style:family="paragraph" style:parent-style-name="Standard" style:list-style-name="L1">
      <style:text-properties officeooo:rsid="000bfd64" officeooo:paragraph-rsid="00045310"/>
    </style:style>
    <style:style style:name="P4" style:family="paragraph" style:parent-style-name="Standard" style:list-style-name="L1">
      <style:text-properties officeooo:rsid="000d5925" officeooo:paragraph-rsid="00050e5d"/>
    </style:style>
    <style:style style:name="P5" style:family="paragraph" style:parent-style-name="Standard" style:list-style-name="L1">
      <style:text-properties officeooo:rsid="000d5925" officeooo:paragraph-rsid="000ab176"/>
    </style:style>
    <style:style style:name="P6" style:family="paragraph" style:parent-style-name="Standard" style:list-style-name="L1">
      <style:text-properties officeooo:rsid="000d5925" officeooo:paragraph-rsid="000b049f"/>
    </style:style>
    <style:style style:name="P7" style:family="paragraph" style:parent-style-name="Standard">
      <style:text-properties officeooo:rsid="000d5925" officeooo:paragraph-rsid="00045310"/>
    </style:style>
    <style:style style:name="P8" style:family="paragraph" style:parent-style-name="Standard" style:list-style-name="L1">
      <style:text-properties officeooo:rsid="000b71fe" officeooo:paragraph-rsid="00050e5d"/>
    </style:style>
    <style:style style:name="P9" style:family="paragraph" style:parent-style-name="Standard" style:list-style-name="L1">
      <style:text-properties officeooo:rsid="000ab176" officeooo:paragraph-rsid="000ab176"/>
    </style:style>
    <style:style style:name="P10" style:family="paragraph" style:parent-style-name="Standard" style:list-style-name="L1">
      <style:text-properties officeooo:rsid="000ab176" officeooo:paragraph-rsid="000b049f"/>
    </style:style>
    <style:style style:name="P11" style:family="paragraph" style:parent-style-name="Standard" style:list-style-name="L1">
      <style:text-properties officeooo:rsid="000d654e" officeooo:paragraph-rsid="00050e5d"/>
    </style:style>
    <style:style style:name="P12" style:family="paragraph" style:parent-style-name="Standard" style:list-style-name="L1">
      <style:text-properties officeooo:rsid="000b049f" officeooo:paragraph-rsid="000b049f"/>
    </style:style>
    <style:style style:name="P13" style:family="paragraph" style:parent-style-name="Standard">
      <style:text-properties officeooo:rsid="000b049f" officeooo:paragraph-rsid="000b049f"/>
    </style:style>
    <style:style style:name="T1" style:family="text">
      <style:text-properties style:text-position="super 58%"/>
    </style:style>
    <style:style style:name="T2" style:family="text">
      <style:text-properties officeooo:rsid="001a9bbd"/>
    </style:style>
    <style:style style:name="T3" style:family="text">
      <style:text-properties officeooo:rsid="00045310"/>
    </style:style>
    <style:style style:name="T4" style:family="text">
      <style:text-properties officeooo:rsid="000d654e"/>
    </style:style>
    <style:style style:name="T5" style:family="text">
      <style:text-properties officeooo:rsid="0027fdb5"/>
    </style:style>
    <style:style style:name="T6" style:family="text">
      <style:text-properties officeooo:rsid="000654a1"/>
    </style:style>
    <style:style style:name="T7" style:family="text">
      <style:text-properties officeooo:rsid="00074b69"/>
    </style:style>
    <style:style style:name="T8" style:family="text">
      <style:text-properties officeooo:rsid="0009173d"/>
    </style:style>
    <style:style style:name="T9" style:family="text">
      <style:text-properties officeooo:rsid="001d1acb"/>
    </style:style>
    <style:style style:name="T10" style:family="text">
      <style:text-properties officeooo:rsid="000ab176"/>
    </style:style>
    <style:style style:name="T11" style:family="text">
      <style:text-properties officeooo:rsid="000acf6a"/>
    </style:style>
    <style:style style:name="T12" style:family="text">
      <style:text-properties officeooo:rsid="000b04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uary <text:span text:style-name="T3">1</text:span><text:span text:style-name="T12">7</text:span><text:span text:style-name="T1">h</text:span>, 2023</text:p>
      <text:p text:style-name="P2">Kitkat <text:span text:style-name="T2">Dambeck</text:span></text:p>
      <text:p text:style-name="P13">Essay Formula</text:p>
      <text:p text:style-name="P7"/>
      <text:list text:style-name="L1">
        <text:list-item>
          <text:p text:style-name="P4">Intro paragraph.</text:p>
          <text:list>
            <text:list-item>
              <text:p text:style-name="P5">Opening statement. <text:span text:style-name="T9">1-2 sentences. </text:span><text:span text:style-name="T10">G</text:span><text:span text:style-name="T9">eneral thought on the thesis. </text:span><text:span text:style-name="T7">Introduce authors.</text:span></text:p>
            </text:list-item>
            <text:list-item>
              <text:p text:style-name="P4"><text:span text:style-name="T6">State </text:span>Thesis. <text:span text:style-name="T10">1-3 sentences. </text:span><text:span text:style-name="T5">By examining Β, and Γ, it is clear that Α.</text:span></text:p>
              <text:list>
                <text:list-item>
                  <text:p text:style-name="P8">By examining pop fandoms and Manchester’s Gay Village, it can be seen that music and social groups can have a significant impact on an individual's definition of self.</text:p>
                </text:list-item>
              </text:list>
            </text:list-item>
          </text:list>
        </text:list-item>
        <text:list-item>
          <text:p text:style-name="P4">Body paragraph one. </text:p>
          <text:list>
            <text:list-item>
              <text:p text:style-name="P4"><text:span text:style-name="T10">Topic statement. </text:span><text:span text:style-name="T6">State </text:span><text:span text:style-name="T10">paragraph </text:span><text:span text:style-name="T11">claim, analysis &amp; relation to thesis. No generalization.</text:span></text:p>
            </text:list-item>
            <text:list-item>
              <text:p text:style-name="P9">Quote one.</text:p>
              <text:list>
                <text:list-item>
                  <text:p text:style-name="P9"><text:span text:style-name="T12">I</text:span>ntro.</text:p>
                </text:list-item>
                <text:list-item>
                  <text:p text:style-name="P9"><text:span text:style-name="T12">Q</text:span>uotation.</text:p>
                </text:list-item>
                <text:list-item>
                  <text:p text:style-name="P12">Summarize. </text:p>
                </text:list-item>
                <text:list-item>
                  <text:p text:style-name="P12">Close reading, analysis or interpretation.</text:p>
                  <text:list>
                    <text:list-item>
                      <text:p text:style-name="P6"><text:span text:style-name="T7">Answer h</text:span>ow quote supports my thesis. </text:p>
                    </text:list-item>
                    <text:list-item>
                      <text:p text:style-name="P6"><text:span text:style-name="T7">Answer w</text:span>hy quote supports my thesis.</text:p>
                    </text:list-item>
                  </text:list>
                </text:list-item>
                <text:list-item>
                  <text:p text:style-name="P12">Make a connection to other parts of the essay. Develop own ideas.</text:p>
                </text:list-item>
              </text:list>
            </text:list-item>
            <text:list-item>
              <text:p text:style-name="P10">Quote <text:span text:style-name="T12">two</text:span>.</text:p>
              <text:list>
                <text:list-item>
                  <text:p text:style-name="P10"><text:span text:style-name="T12">I</text:span>ntro.</text:p>
                </text:list-item>
                <text:list-item>
                  <text:p text:style-name="P10"><text:span text:style-name="T12">Q</text:span>uotation.</text:p>
                </text:list-item>
                <text:list-item>
                  <text:p text:style-name="P12">Summarize. </text:p>
                </text:list-item>
                <text:list-item>
                  <text:p text:style-name="P12">Close reading, analysis or interpretation.</text:p>
                  <text:list>
                    <text:list-item>
                      <text:p text:style-name="P6"><text:span text:style-name="T7">Answer h</text:span>ow quote supports my thesis. </text:p>
                    </text:list-item>
                    <text:list-item>
                      <text:p text:style-name="P6"><text:span text:style-name="T7">Answer w</text:span>hy quote supports my thesis.</text:p>
                    </text:list-item>
                  </text:list>
                </text:list-item>
                <text:list-item>
                  <text:p text:style-name="P12">Make a connection to other parts of the essay. Develop own ideas</text:p>
                </text:list-item>
              </text:list>
            </text:list-item>
          </text:list>
        </text:list-item>
        <text:list-item>
          <text:p text:style-name="P11">Conclusion.</text:p>
          <text:list>
            <text:list-item>
              <text:p text:style-name="P11">Backwards <text:span text:style-name="T12">topic sentence. </text:span></text:p>
            </text:list-item>
            <text:list-item>
              <text:p text:style-name="P12">Synthesize quotes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16:01.732049431</meta:creation-date>
    <dc:date>2023-02-17T08:48:08.390307103</dc:date>
    <meta:editing-duration>P1DT3H2M41S</meta:editing-duration>
    <meta:editing-cycles>7</meta:editing-cycles>
    <meta:generator>LibreOffice/7.5.0.3$Linux_X86_64 LibreOffice_project/50$Build-3</meta:generator>
    <meta:document-statistic meta:table-count="0" meta:image-count="0" meta:object-count="0" meta:page-count="1" meta:paragraph-count="28" meta:word-count="176" meta:character-count="1029" meta:non-whitespace-character-count="899"/>
  </office:meta>
</office:document-meta>
</file>